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P</math:mi>
          <math:mo math:stretchy="false">=</math:mo>
          <math:mfenced math:open="[" math:close="]">
            <math:mtable>
              <math:mtr>
                <math:mi>x</math:mi>
              </math:mtr>
              <math:mtr>
                <math:mi>y</math:mi>
              </math:mtr>
              <math:mtr>
                <math:mi>z</math:mi>
              </math:mtr>
              <math:mtr>
                <math:mn>1</math:mn>
              </math:mtr>
            </math:mtable>
          </math:mfenced>
        </math:mrow>
      </math:mtr>
      <math:mtr/>
      <math:mtr>
        <math:mrow>
          <math:mstyle math:fontweight="bold">
            <math:mrow>
              <math:mover math:accent="true">
                <math:mi>v</math:mi>
                <math:mo math:stretchy="false">→</math:mo>
              </math:mover>
            </math:mrow>
          </math:mstyle>
          <math:mrow>
            <math:mi/>
            <math:mo math:stretchy="false">=</math:mo>
            <math:mi/>
          </math:mrow>
          <math:mfenced math:open="[" math:close="]">
            <math:mtable>
              <math:mtr>
                <math:mi>x</math:mi>
              </math:mtr>
              <math:mtr>
                <math:mi>y</math:mi>
              </math:mtr>
              <math:mtr>
                <math:mi>z</math:mi>
              </math:mtr>
              <math:mtr>
                <math:mn>0</math:mn>
              </math:mtr>
            </math:mtable>
          </math:mfenced>
        </math:mrow>
      </math:mtr>
    </math:mtable>
    <math:annotation math:encoding="StarMath 5.0">P = left [ stack{x # y # z # 1} right ] newline 
newline
bold vec v ~ = ~ left [ stack{x # y # z # 0} right ]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9-05-15T14:54:26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